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f08" officeooo:paragraph-rsid="000f0f08"/>
    </style:style>
    <style:style style:name="P2" style:family="paragraph" style:parent-style-name="Standard">
      <style:text-properties officeooo:rsid="000f0f08" officeooo:paragraph-rsid="000f0f08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c97b" officeooo:paragraph-rsid="0011c97b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oix SGBD</text:p>
      <text:p text:style-name="P1"/>
      <text:p text:style-name="P1">Pour réaliser ce projet, nous avons choisi d’utiliser comme SGDB PostgreSQL. Ce SGBD est riche en fonctionnalités, il nous permettra de répondre facilement à nos besoins. Notamment, il possède comme fonction \timing qui nous permettra de voir le temps d’exécution d’une requê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2:44:20.092632000</meta:creation-date>
    <meta:generator>LibreOffice/5.1.6.2$Linux_X86_64 LibreOffice_project/10m0$Build-2</meta:generator>
    <dc:date>2017-03-29T15:38:17.141082420</dc:date>
    <meta:editing-duration>PT15M3S</meta:editing-duration>
    <meta:editing-cycles>2</meta:editing-cycles>
    <meta:document-statistic meta:table-count="0" meta:image-count="0" meta:object-count="0" meta:page-count="1" meta:paragraph-count="2" meta:word-count="44" meta:character-count="288" meta:non-whitespace-character-count="246"/>
  </office:meta>
</office:document-meta>
</file>